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lkduster" svg:font-family="Chalkdu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style:font-name="Liberation Serif" officeooo:rsid="0067c691" officeooo:paragraph-rsid="0015dceb"/>
    </style:style>
    <style:style style:name="P3" style:family="paragraph" style:parent-style-name="Standard">
      <style:text-properties style:font-name="Liberation Serif" officeooo:rsid="00697808" officeooo:paragraph-rsid="0015dceb"/>
    </style:style>
    <style:style style:name="P4" style:family="paragraph" style:parent-style-name="Standard">
      <style:text-properties style:font-name="Liberation Serif" officeooo:rsid="0069f4cc" officeooo:paragraph-rsid="0015dceb"/>
    </style:style>
    <style:style style:name="P5" style:family="paragraph" style:parent-style-name="Standard">
      <style:text-properties style:font-name="Liberation Serif" officeooo:rsid="006a94f2" officeooo:paragraph-rsid="0015dceb"/>
    </style:style>
    <style:style style:name="P6" style:family="paragraph" style:parent-style-name="Standard">
      <style:text-properties style:font-name="Liberation Serif" fo:font-weight="bold" officeooo:rsid="0069f4cc" officeooo:paragraph-rsid="0015dceb" style:font-weight-asian="bold" style:font-weight-complex="bold"/>
    </style:style>
    <style:style style:name="T1" style:family="text">
      <style:text-properties officeooo:rsid="006e00cc"/>
    </style:style>
    <style:style style:name="T2" style:family="text">
      <style:text-properties officeooo:rsid="00696fc2"/>
    </style:style>
    <style:style style:name="T3" style:family="text">
      <style:text-properties officeooo:rsid="006978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s notes</text:h>
      <text:p text:style-name="P2"/>
      <text:p text:style-name="P2">- ggmap.rmd : geocode</text:p>
      <text:p text:style-name="P2">- <text:span text:style-name="T2">Haguenau : Commune de France la plus étendue à cause de sa fôret =&gt; densité corrigée = nb habitants / superficie - 13742 hectares (foret indivise de Haguenau) : voir alca.rmd</text:span></text:p>
      <text:p text:style-name="P2"/>
      <text:p text:style-name="P2">- <text:span text:style-name="T3">Ellipsoïde : voir alca.rmd ligne 138</text:span></text:p>
      <text:p text:style-name="P3"/>
      <text:p text:style-name="P3">Pour représenter un point de la terre il faut disposer de trois éléments:</text:p>
      <text:p text:style-name="P3"/>
      <text:p text:style-name="P3">- une représentation de l'[ellipsoïde](https://fr.wikipedia.org/wiki/Ellipso%C3%AFde) terresrtre caractérisé par des demi-axes</text:p>
      <text:p text:style-name="P3">- un système de coordonnées geograohiques</text:p>
      <text:p text:style-name="P3">- un système de projection cartographique.</text:p>
      <text:p text:style-name="P3"/>
      <text:p text:style-name="P3">Il existe <text:s/>des milliers de systèmes en usage de part le monde. Une liste exhaustive est maintenue à jour par l'[EPSG](http://georezo.net/wiki/main/dico/epsg). Ces informations sont disponiblesdans R dans la library __rgdal__ par la fonction _make_EPSG qui retourne un dataframe de 5078 lignes et 3 colonnes. Il y a 87 codes Lambert différents.</text:p>
      <text:p text:style-name="P3"/>
      <text:h text:style-name="Heading_20_2" text:outline-level="2">Changer de projection</text:h>
      <text:p text:style-name="P4"/>
      <text:p text:style-name="P4">source [seminR](http://rug.mnhn.fr/semin-r/PDF/semin-R_carto_RBaudoin_170311.pdf) pp 25-27</text:p>
      <text:p text:style-name="P4"/>
      <text:p text:style-name="P4">Système géographique de référence</text:p>
      <text:p text:style-name="P4">Avoir le bon CRS !</text:p>
      <text:p text:style-name="P4"/>
      <text:p text:style-name="P4">Accès aux données du fichier des codes de référence EPSG</text:p>
      <text:p text:style-name="P4">EPSG &lt;-make_EPSG ()</text:p>
      <text:p text:style-name="P4"/>
      <text:p text:style-name="P4">Recherche du bon code, </text:p>
      <text:p text:style-name="P4">exemple pour les projections Lambert xx</text:p>
      <text:p text:style-name="P4">(EPSG_Lambert &lt;- EPSG [grep("Lambert", EPSG$note), 1:2] )</text:p>
      <text:p text:style-name="P4"/>
      <text:p text:style-name="P6">Trois codes incontournables</text:p>
      <text:p text:style-name="P4"/>
      <text:p text:style-name="P4">row <text:s/>| <text:s/>code EPSG <text:s/>| <text:s/>note <text:s/>| <text:s/>argument <text:s text:c="2"/></text:p>
      <text:p text:style-name="P4">-----|-------------|--------|---------- <text:s text:c="2"/></text:p>
      <text:p text:style-name="P4">249 <text:s/>| <text:s/>4326 <text:s text:c="6"/>| <text:s/>WGS 84 <text:s/>| <text:s/>+proj=longlat +ellps=WGS84 +datum=WGS84 +no_defs <text:s text:c="2"/></text:p>
      <text:p text:style-name="P4">584 <text:s/>| <text:s/>2154 <text:s text:c="6"/>| <text:s/>RGF93 / Lambert-93 <text:s/>| +proj=lcc +lat_1=49 +lat_2=44 </text:p>
      <text:p text:style-name="P4">+lat_0=46.5 +lon_0=3 +x_0=700000 </text:p>
      <text:p text:style-name="P4">+y_0=6600000 +ellps=GRS80 +towgs84=0,</text:p>
      <text:p text:style-name="P4">0,0,0,0,0,0 +units=m +no_defs <text:s text:c="2"/></text:p>
      <text:p text:style-name="P4">2985 <text:s/>| <text:s/>27572 <text:s/>| <text:s/>NTF (Paris) / Lambert zone II <text:s/>| <text:s/>+proj=lcc +lat_1=46.8 +lat_0=46.</text:p>
      <text:p text:style-name="P4">8 +lon_0=0 +k_0=0.99987742 +x_0=600000 </text:p>
      <text:p text:style-name="P4">+y_0=2200000 +a=6378249.2 +b=6356515 +towgs84=-168,-60,320,0,0,0,0 </text:p>
      <text:p text:style-name="P4">+pm=paris +units=m +no_defs <text:s text:c="2"/></text:p>
      <text:p text:style-name="P4"/>
      <text:p text:style-name="P4">WGS 84 : <text:s/>système géodésique mondial (World Geodesic System 1984). Celui de Google Earth.</text:p>
      <text:p text:style-name="P4"><text:soft-page-break/></text:p>
      <text:p text:style-name="P4">NTF : Nouvelle Triangulation pour la France (1873 - 1991).</text:p>
      <text:p text:style-name="P4"/>
      <text:p text:style-name="P4">RGF : Réseau Géodésique Français(à partir de 1990).</text:p>
      <text:p text:style-name="P4"/>
      <text:p text:style-name="P4">RGF93 :Réseau géodésique français légal pour la métropole depuis le décret du 26.12.2000</text:p>
      <text:p text:style-name="P4"/>
      <text:p text:style-name="P4">Lambert : <text:s text:c="4"/>système de projection utilisé pour la France (4 zones).</text:p>
      <text:p text:style-name="P4"/>
      <text:p text:style-name="P4">Lambert93 : projection associée au système géodésique RGF93 (compatible avec WGS84)</text:p>
      <text:p text:style-name="P4"/>
      <text:p text:style-name="P4">Changer de système de référence pour des objets de classe : Spatial... [ librairie sp ]</text:p>
      <text:p text:style-name="P4"/>
      <text:p text:style-name="P5">pour lire des fichiers ShapeFile il faut :</text:p>
      <text:p text:style-name="P5">- readOGR de la library rGdal (la plus importante)</text:p>
      <text:p text:style-name="P5">- ou readShapeSatial de la library maptools</text:p>
      <text:p text:style-name="P5"/>
      <text:p text:style-name="P5">- <text:span text:style-name="T1">Hôpitaux RGE avec SU : /Users/jean-claudebartier/Documents/Resural/Stat Resural/RPU_Doc/RPU_Carto-Pop-Alsace/Cartographie/Structures_Urgence_FEDo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lkduster" svg:font-family="Chalkdu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2:49:39.157703000</meta:creation-date>
    <dc:date>2017-06-12T12:54:01.764063000</dc:date>
    <meta:editing-duration>PT4M23S</meta:editing-duration>
    <meta:editing-cycles>1</meta:editing-cycles>
    <meta:document-statistic meta:table-count="0" meta:image-count="0" meta:object-count="0" meta:page-count="2" meta:paragraph-count="41" meta:word-count="363" meta:character-count="2626" meta:non-whitespace-character-count="2248"/>
    <meta:generator>LibreOffice/5.1.5.2$MacOSX_X86_64 LibreOffice_project/7a864d8825610a8c07cfc3bc01dd4fce6a9447e5</meta:generator>
  </office:meta>
</office:document-meta>
</file>